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000000168072A0756B674D98B.jpg" manifest:media-type="image/jpeg"/>
  <manifest:file-entry manifest:full-path="Pictures/10000000000000F0000000F09FEA38F8FACD90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04cm, 0cm, 2.673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524cm" svg:y="0.973cm" presentation:class="title" presentation:user-transformed="true">
          <draw:text-box>
            <text:p>Covariant Conversions (CoCo): <text:line-break/>A Design Pattern for Type-Safe Modular Software Evolution in Object-Oriented Systems</text:p>
          </draw:text-box>
        </draw:frame>
        <draw:frame draw:style-name="gr1" draw:text-style-name="P1" draw:layer="layout" svg:width="5.325cm" svg:height="5.325cm" svg:x="0.937cm" svg:y="8.118cm">
          <draw:image xlink:href="Pictures/10000000000000F0000000F09FEA38F8FACD90E5.jpg" xlink:type="simple" xlink:show="embed" xlink:actuate="onLoad" draw:mime-type="image/jpeg">
            <text:p/>
          </draw:image>
        </draw:frame>
        <draw:frame draw:style-name="gr2" draw:text-style-name="P1" draw:layer="layout" svg:width="5.325cm" svg:height="5.322cm" svg:x="11.338cm" svg:y="8.118cm">
          <draw:image xlink:href="Pictures/10000000000000F000000168072A0756B674D98B.jpg" xlink:type="simple" xlink:show="embed" xlink:actuate="onLoad" draw:mime-type="image/jpeg">
            <text:p/>
          </draw:image>
        </draw:frame>
        <draw:frame draw:style-name="gr3" draw:text-style-name="P2" draw:layer="layout" svg:width="5.675cm" svg:height="1.673cm" svg:x="0.762cm" svg:y="13.313cm">
          <draw:text-box>
            <text:p text:style-name="P1">George Heineman</text:p>
            <text:p text:style-name="P1">(WPI)</text:p>
          </draw:text-box>
        </draw:frame>
        <draw:frame draw:style-name="gr3" draw:text-style-name="P2" draw:layer="layout" svg:width="4.198cm" svg:height="1.673cm" svg:x="11.901cm" svg:y="13.313cm">
          <draw:text-box>
            <text:p text:style-name="P1">Boris Düdder</text:p>
            <text:p text:style-name="P1">(DIKU)</text:p>
          </draw:text-box>
        </draw:frame>
        <draw:frame draw:style-name="gr3" draw:text-style-name="P2" draw:layer="layout" svg:width="4.731cm" svg:height="1.673cm" svg:x="22.193cm" svg:y="13.313cm">
          <draw:text-box>
            <text:p text:style-name="P1">Jan Bessai</text:p>
            <text:p text:style-name="P1">(TU Dortmund)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n Bessai</meta:initial-creator>
    <meta:creation-date>2021-06-30T05:45:35.900195257</meta:creation-date>
    <dc:date>2021-06-30T12:14:19.458514013</dc:date>
    <dc:creator>Jan Bessai</dc:creator>
    <meta:editing-duration>PT6H8M8S</meta:editing-duration>
    <meta:editing-cycles>2</meta:editing-cycles>
    <meta:generator>LibreOffice/7.0.4.2$Linux_X86_64 LibreOffice_project/00$Build-2</meta:generator>
    <meta:document-statistic meta:object-count="29"/>
  </office:meta>
</office:document-meta>
</file>